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577cm" fo:margin-left="0cm" fo:margin-top="0cm" fo:margin-bottom="0cm" table:align="left" style:writing-mode="lr-tb"/>
    </style:style>
    <style:style style:name="Tabelle1.A" style:family="table-column">
      <style:table-column-properties style:column-width="4.844cm"/>
    </style:style>
    <style:style style:name="Tabelle1.B" style:family="table-column">
      <style:table-column-properties style:column-width="2.378cm"/>
    </style:style>
    <style:style style:name="Tabelle1.C" style:family="table-column">
      <style:table-column-properties style:column-width="2.542cm"/>
    </style:style>
    <style:style style:name="Tabelle1.D" style:family="table-column">
      <style:table-column-properties style:column-width="2.947cm"/>
    </style:style>
    <style:style style:name="Tabelle1.E" style:family="table-column">
      <style:table-column-properties style:column-width="1.057cm"/>
    </style:style>
    <style:style style:name="Tabelle1.F" style:family="table-column">
      <style:table-column-properties style:column-width="2.81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 style:master-page-name="Standard">
      <style:paragraph-properties style:page-number="auto"/>
      <style:text-properties style:font-name="Arial" fo:font-weight="bold" style:font-weight-asian="bold" style:font-name-complex="Arial1"/>
    </style:style>
    <style:style style:name="P6" style:family="paragraph" style:parent-style-name="Standard">
      <style:text-properties style:font-name="Arial" fo:font-weight="bold" style:font-weight-asian="bold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1" style:font-weight-complex="bold"/>
    </style:style>
    <style:style style:name="P11" style:family="paragraph" style:parent-style-name="Standard">
      <style:text-properties style:font-name="Arial" style:font-name-complex="Arial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wertungsbogen für ein Portfolio</text:p>
      <text:p text:style-name="P6">Name:</text:p>
      <text:p text:style-name="P6">Abgabedatum: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7">Bereiche</text:p>
          </table:table-cell>
          <table:table-cell table:style-name="Tabelle1.A1" table:number-columns-spanned="4" office:value-type="string">
            <text:p text:style-name="P7">Bewertung</text:p>
          </table:table-cell>
          <table:covered-table-cell/>
          <table:covered-table-cell/>
          <table:covered-table-cell/>
          <table:table-cell table:style-name="Tabelle1.A1" office:value-type="string">
            <text:p text:style-name="P7">Bemerkungen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  <text:p text:style-name="P2">vollständig, differenziert, umfangreich</text:p>
          </table:table-cell>
          <table:table-cell table:style-name="Tabelle1.A1" office:value-type="string">
            <text:p text:style-name="P2">überwiegend vollständig, wenig differenziert, verschiedene Materialien</text:p>
          </table:table-cell>
          <table:table-cell table:style-name="Tabelle1.A1" office:value-type="string">
            <text:p text:style-name="P2"/>
            <text:p text:style-name="P2">unvollständig, keine Differenzierung, kaum Material</text:p>
          </table:table-cell>
          <table:table-cell table:style-name="Tabelle1.A1" office:value-type="string">
            <text:p text:style-name="P2"/>
            <text:p text:style-name="P2"/>
            <text:p text:style-name="P2">fehlt</text:p>
            <text:p text:style-name="P2"/>
          </table:table-cell>
          <table:table-cell table:style-name="Tabelle1.A1" office:value-type="string">
            <text:p text:style-name="P2"/>
            <text:p text:style-name="P2"/>
            <text:p text:style-name="P3">50 Punkte</text:p>
          </table:table-cell>
        </table:table-row>
        <table:table-row table:style-name="Tabelle1.1">
          <table:table-cell table:style-name="Tabelle1.A1" office:value-type="string">
            <text:p text:style-name="P4"><text:span text:style-name="T1">Äußere Form: </text:span><text:span text:style-name="T3">(10%)</text:span>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  <text:p text:style-name="P3">/ 5P.</text:p>
          </table:table-cell>
        </table:table-row>
        <table:table-row table:style-name="Tabelle1.1">
          <table:table-cell table:style-name="Tabelle1.A1" office:value-type="string">
            <text:p text:style-name="P2">Ordner/ Registerblätt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Inhaltsverzeichnis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richtige Zuordnungen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Vollständigkeit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4"><text:span text:style-name="T1">Dokumentation/ Materialsammlung:</text:span><text:span text:style-name="T3"> (70%)</text:span>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/>
            <text:p text:style-name="P3">/35P.</text:p>
          </table:table-cell>
        </table:table-row>
        <table:table-row table:style-name="Tabelle1.1">
          <table:table-cell table:style-name="Tabelle1.A1" office:value-type="string">
            <text:p text:style-name="P10">Planungsübersichten der Halbjahr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2">Themensuch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2">Materialien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2">Expose´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Datensammlung/ Materialsammlung</text:p>
            <text:p text:style-name="P2">verwendete Quellen/Bibliografi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Mitschriften der Gespräche (Gruppe bzw. einzeln)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Präsentationen (Zwischen- und Abschlussp.)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3 Seiten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Plakat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Festlegungen Formalien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4"><text:span text:style-name="T2">Abschlusspräsentationen</text:span><text:span text:style-name="T3"> (20%)</text:span>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<text:s text:c="11"/>/10P.</text:p>
          </table:table-cell>
        </table:table-row>
        <table:table-row table:style-name="Tabelle1.1">
          <table:table-cell table:style-name="Tabelle1.A1" office:value-type="string">
            <text:p text:style-name="P2">Mitschriften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P1"/>
      <text:p text:style-name="P1">Bewertung:<text:tab/><text:tab/><text:tab/><text:tab/><text:tab/><text:tab/><text:tab/><text:tab/>Unterschrift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jeHoffmann</meta:initial-creator>
    <dc:creator>Lehrer 346551_1</dc:creator>
    <meta:editing-cycles>2</meta:editing-cycles>
    <meta:print-date>2014-07-01T16:30:00</meta:print-date>
    <meta:creation-date>2022-03-13T16:29:00</meta:creation-date>
    <dc:date>2022-03-13T16:29:00</dc:date>
    <meta:editing-duration>P0D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4" meta:word-count="72" meta:character-count="733" meta:non-whitespace-character-count="676"/>
    <meta:user-defined meta:name="AppVersion">16.0000</meta:user-defined>
    <meta:user-defined meta:name="Company">priv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